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c730b"/>
    </style:style>
    <style:style style:name="P2" style:family="paragraph" style:parent-style-name="Text_20_body">
      <style:paragraph-properties fo:margin-top="0cm" fo:margin-bottom="0cm" style:contextual-spacing="false"/>
      <style:text-properties officeooo:paragraph-rsid="002c7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c730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16a830"/>
    </style:style>
    <style:style style:name="P6" style:family="paragraph" style:parent-style-name="Text_20_body">
      <style:paragraph-properties fo:margin-top="0cm" fo:margin-bottom="0cm" style:contextual-spacing="false"/>
      <style:text-properties officeooo:paragraph-rsid="0016a830"/>
    </style:style>
    <style:style style:name="P7" style:family="paragraph" style:parent-style-name="Text_20_body">
      <style:paragraph-properties fo:margin-top="0cm" fo:margin-bottom="0cm" style:contextual-spacing="false"/>
      <style:text-properties officeooo:paragraph-rsid="001971f8"/>
    </style:style>
    <style:style style:name="P8" style:family="paragraph" style:parent-style-name="Text_20_body">
      <style:paragraph-properties fo:margin-top="0cm" fo:margin-bottom="0cm" style:contextual-spacing="false"/>
      <style:text-properties officeooo:rsid="001971f8" officeooo:paragraph-rsid="001971f8"/>
    </style:style>
    <style:style style:name="P9" style:family="paragraph" style:parent-style-name="Text_20_body">
      <style:paragraph-properties fo:margin-top="0cm" fo:margin-bottom="0cm" style:contextual-spacing="false"/>
      <style:text-properties officeooo:paragraph-rsid="0029943d"/>
    </style:style>
    <style:style style:name="P10" style:family="paragraph" style:parent-style-name="Text_20_body">
      <style:text-properties officeooo:paragraph-rsid="0016a830"/>
    </style:style>
    <style:style style:name="P11" style:family="paragraph" style:parent-style-name="Text_20_body">
      <style:paragraph-properties fo:margin-top="0cm" fo:margin-bottom="0cm" style:contextual-spacing="false"/>
      <style:text-properties officeooo:rsid="0023ffbf" officeooo:paragraph-rsid="0023ffbf"/>
    </style:style>
    <style:style style:name="P12" style:family="paragraph" style:parent-style-name="Heading_20_1">
      <style:paragraph-properties fo:margin-top="0cm" fo:margin-bottom="0cm" style:contextual-spacing="false"/>
    </style:style>
    <style:style style:name="P13" style:family="paragraph" style:parent-style-name="Text_20_body">
      <style:text-properties fo:font-weight="bold" officeooo:rsid="001971f8" officeooo:paragraph-rsid="001971f8" style:font-weight-asian="bold" style:font-weight-complex="bold"/>
    </style:style>
    <style:style style:name="P14" style:family="paragraph" style:parent-style-name="Text_20_body">
      <style:text-properties fo:font-weight="bold" officeooo:rsid="0024890a" officeooo:paragraph-rsid="0024890a" style:font-weight-asian="bold" style:font-weight-complex="bold"/>
    </style:style>
    <style:style style:name="T1" style:family="text">
      <style:text-properties officeooo:rsid="00303906"/>
    </style:style>
    <style:style style:name="T2" style:family="text">
      <style:text-properties officeooo:rsid="001971f8"/>
    </style:style>
    <style:style style:name="T3" style:family="text">
      <style:text-properties officeooo:rsid="002baffb"/>
    </style:style>
    <style:style style:name="T4" style:family="text">
      <style:text-properties officeooo:rsid="00326047"/>
    </style:style>
    <style:style style:name="T5" style:family="text">
      <style:text-properties officeooo:rsid="0029943d"/>
    </style:style>
    <style:style style:name="T6" style:family="text">
      <style:text-properties officeooo:rsid="00315b3f"/>
    </style:style>
    <style:style style:name="T7" style:family="text">
      <style:text-properties officeooo:rsid="0023ffbf"/>
    </style:style>
    <style:style style:name="T8" style:family="text">
      <style:text-properties officeooo:rsid="001e05a8"/>
    </style:style>
    <style:style style:name="T9" style:family="text">
      <style:text-properties officeooo:rsid="001f840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1">8</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35_1044504793" text:style-name="Index_20_Link" text:visited-style-name="Index_20_Link">About this Manual<text:tab/>1</text:a></text:p>
          <text:p text:style-name="P4"><text:a xlink:type="simple" xlink:href="#__RefHeading___Toc237_1044504793" text:style-name="Index_20_Link" text:visited-style-name="Index_20_Link">Manipulating Bforartists Manual<text:tab/>1</text:a></text:p>
          <text:p text:style-name="P4"><text:a xlink:type="simple" xlink:href="#__RefHeading___Toc950_1382165632" text:style-name="Index_20_Link" text:visited-style-name="Index_20_Link">License<text:tab/>1</text:a></text:p>
        </text:index-body>
      </text:table-of-content>
      <text:p text:style-name="P1"/>
      <text:p text:style-name="P1"/>
      <table:table table:name="Tabelle1" table:style-name="Tabelle1">
        <table:table-column table:style-name="Tabelle1.A"/>
        <table:table-row>
          <table:table-cell table:style-name="Tabelle1.A1" office:value-type="string">
            <text:h text:style-name="P5" text:outline-level="1"><text:bookmark-start text:name="__RefHeading___Toc235_1044504793"/>About this Manual<text:bookmark-end text:name="__RefHeading___Toc235_1044504793"/></text:h>
          </table:table-cell>
        </table:table-row>
      </table:table>
      <text:p text:style-name="P6"/>
      <text:p text:style-name="P7"><text:span text:style-name="T2">Bforartists is a fork</text:span><text:span text:style-name="T3"> of the open source software Blender</text:span><text:span text:style-name="T2">. </text:span><text:span text:style-name="T3">And every software needs a manual. Bforartists 1 was equal enough to use the Blender manual in big parts for that. But even when the tools are the same than in Blender, the user interface differs quite a bit.</text:span></text:p>
      <text:p text:style-name="P8"/>
      <text:p text:style-name="P9"><text:span text:style-name="T3">F</text:span><text:span text:style-name="T4">rom</text:span><text:span text:style-name="T3"> </text:span><text:span text:style-name="T5">Bforartists 2 </text:span><text:span text:style-name="T4">on </text:span><text:span text:style-name="T3">we did </text:span><text:span text:style-name="T5">a complete rewrite</text:span><text:span text:style-name="T3">, and so </text:span><text:span text:style-name="T4">our</text:span><text:span text:style-name="T3"> manual does not contain any parts from the Blender manual anymore.</text:span></text:p>
      <text:p text:style-name="P10"/>
      <table:table table:name="Tabelle2" table:style-name="Tabelle2">
        <table:table-column table:style-name="Tabelle2.A"/>
        <table:table-row>
          <table:table-cell table:style-name="Tabelle2.A1" office:value-type="string">
            <text:h text:style-name="P5" text:outline-level="1"><text:bookmark-start text:name="__RefHeading___Toc237_1044504793"/><text:span text:style-name="T6">Editing the</text:span> Bforartists Manual<text:bookmark-end text:name="__RefHeading___Toc237_1044504793"/></text:h>
          </table:table-cell>
        </table:table-row>
      </table:table>
      <text:p text:style-name="P6"/>
      <text:p text:style-name="P10">The Bforartists Manual is a community driven effort to which anyone can contribute. </text:p>
      <text:p text:style-name="P8">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7">commit the changes to the manual repository</text:span>, and tell the Bforartists developers to put it online.</text:p>
      <text:p text:style-name="P8"/>
      <text:p text:style-name="P11">The repository with the ODT files can be found here: <text:a xlink:type="simple" xlink:href="https://github.com/Bforartists/Manual" text:style-name="Internet_20_link" text:visited-style-name="Visited_20_Internet_20_Link">https://github.com/Bforartists/Manual</text:a></text:p>
      <text:p text:style-name="P7"/>
      <table:table table:name="Tabelle3" table:style-name="Tabelle3">
        <table:table-column table:style-name="Tabelle3.A"/>
        <table:table-row>
          <table:table-cell table:style-name="Tabelle3.A1" office:value-type="string">
            <text:h text:style-name="P12" text:outline-level="1"><text:bookmark-start text:name="__RefHeading___Toc950_1382165632"/>License<text:bookmark-end text:name="__RefHeading___Toc950_1382165632"/></text:h>
          </table:table-cell>
        </table:table-row>
      </table:table>
      <text:p text:style-name="P10"><text:line-break/><text:span text:style-name="T2">The </text:span>Bforartists’s Manual is free and published under <text:span text:style-name="T2">Public Domain*</text:span></text:p>
      <text:p text:style-name="P10">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13">* As of writing this part here the Blender manual for 2.77 and below was put under a Public Domain AS CC0 license. Which is simply invalid. You can have either Public domain. Or CC0. Those two licenses contradicts each other.</text:p>
      <text:p text:style-name="P13">It also seems that the Blender manual was put under CC0 <text:span text:style-name="T3">and then once more under CC0 BY-SA </text:span>without asking all involved persons if they wanted to do so. <text:span text:style-name="T8">The original manual was under OCL license. </text:span>Another <text:soft-page-break/>license breach.</text:p>
      <text:p text:style-name="P13">So <text:span text:style-name="T3">we </text:span>choose the license type that seems to fit most here, especially when looking at the old licensing. Public Domain.<text:span text:style-name="T9"> The old Blender </text:span><text:span text:style-name="T4">manual </text:span><text:span text:style-name="T9">parts are still under OCL license.</text:span></text:p>
      <text:p text:style-name="P14">The Bforartists 2 manual should not contain any old Blender manual material anymore<text:span text:style-name="T3">, </text:span>and is fully<text:span text:style-name="T3"> licensed</text:span> under Public Dom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ÃƒÂ¶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22dc"/>
    </style:style>
    <style:style style:name="MT2" style:family="text">
      <style:text-properties officeooo:rsid="0030390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8 About this Manual</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9:31.384000000</meta:creation-date>
    <dc:title>standard1cm</dc:title>
    <meta:editing-duration>PT52M36S</meta:editing-duration>
    <meta:editing-cycles>26</meta:editing-cycles>
    <meta:generator>LibreOffice/25.2.4.3$Windows_X86_64 LibreOffice_project/33e196637044ead23f5c3226cde09b47731f7e27</meta:generator>
    <dc:date>2025-07-25T11:45:45.736567900</dc:date>
    <meta:document-statistic meta:table-count="4" meta:image-count="1" meta:object-count="0" meta:page-count="2" meta:paragraph-count="21" meta:word-count="411" meta:character-count="2368" meta:non-whitespace-character-count="1975"/>
    <meta:template xlink:type="simple" xlink:actuate="onRequest" xlink:title="standard1cm" xlink:href="../../../../AppData/Roaming/LibreOffice/4/user/template/standard1cm.ott" meta:date="2016-04-02T12:39:31.234000000"/>
  </office:meta>
</office:document-meta>
</file>